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0000000F0989A1A5F411F19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4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c8c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326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8b68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f573e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ctividad</text:span><text:span text:style-name="T1"> </text:span><text:span text:style-name="T6">7. Armar la lista de valores</text:span></text:p>
      <text:p text:style-name="P5"/>
      <text:p text:style-name="P6"><draw:frame draw:style-name="fr1" draw:name="Image1" text:anchor-type="as-char" svg:width="3.7335in" svg:height="2in" draw:z-index="0"><draw:image xlink:href="Pictures/10000201000001C0000000F0989A1A5F411F1982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7">Título</text:span></text:p>
            <text:p text:style-name="P4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09T09:18:42.342000000</dc:date>
    <meta:editing-duration>PT19M15S</meta:editing-duration>
    <meta:editing-cycles>32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4" meta:word-count="10" meta:character-count="64" meta:non-whitespace-character-count="57"/>
  </office:meta>
</office:document-meta>
</file>